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c5c4f" officeooo:paragraph-rsid="000c5c4f"/>
    </style:style>
    <style:style style:name="P2" style:family="paragraph" style:parent-style-name="Standard">
      <style:text-properties officeooo:rsid="00102b9f" officeooo:paragraph-rsid="00102b9f"/>
    </style:style>
    <style:style style:name="P3" style:family="paragraph" style:parent-style-name="Standard">
      <style:text-properties officeooo:rsid="00102b9f" officeooo:paragraph-rsid="00102b9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uando el sistema cierra un proceso genera un nuevo PID si se ejecuta de nuevo</text:p>
      <text:p text:style-name="P1"/>
      <text:p text:style-name="P2">Un archivo de cabecera, o header, es un archivo de texto con prototipos de funciones, definiciones de tipos de</text:p>
      <text:p text:style-name="P2">datos, macros #define, etc</text:p>
      <text:p text:style-name="P2"/>
      <text:p text:style-name="P2">Un archivo de biblioteca es binario compilado, un archivo «.a» o «.so»,</text:p>
      <text:p text:style-name="P2">que sirve para enlazar con una aplicación final, pero que no necesariamente hemos escrito nosotros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15T18:40:55.292230443</meta:creation-date>
    <dc:date>2024-08-22T20:06:06.600367906</dc:date>
    <meta:editing-duration>PT2H12M52S</meta:editing-duration>
    <meta:editing-cycles>3</meta:editing-cycles>
    <meta:generator>LibreOffice/24.2.5.2$Linux_X86_64 LibreOffice_project/420$Build-2</meta:generator>
    <meta:document-statistic meta:table-count="0" meta:image-count="0" meta:object-count="0" meta:page-count="1" meta:paragraph-count="5" meta:word-count="65" meta:character-count="384" meta:non-whitespace-character-count="324"/>
  </office:meta>
</office:document-meta>
</file>